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Ubuntu" fo:font-size="14pt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Ubuntu" fo:font-size="14pt" fo:font-weight="normal" officeooo:rsid="001ef7f3" officeooo:paragraph-rsid="001ef7f3" style:font-size-asian="14pt" style:font-size-complex="14pt"/>
    </style:style>
    <style:style style:name="T1" style:family="text">
      <style:text-properties officeooo:rsid="001ef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MAPP<text:bookmark-start text:name="__DdeLink__26_1852655090"/></text:p>
      <text:p text:style-name="P2"/>
      <text:p text:style-name="P2">Uma firma que presta serviços de limpeza deseja um sistema automatizado que cuide, principalmente, da alocação dos empregados aos pedidos de serviço. Não interessa controlar os orçamentos destes serviços.</text:p>
      <text:p text:style-name="P2"/>
      <text:p text:style-name="P2">Cada pedido de serviço é cadastrado na alocação dos empregados que vão executá-lo. Ele não recebe número mas é informada a metragem e a data para a sua realização. A firma mantém uma tabela de funções que são necessárias a cada serviço, com a quantidade de homem por metro quadrado.</text:p>
      <text:p text:style-name="P2"/>
      <text:p text:style-name="P2">Como cada empregado (matrícula e nome) é habilitado a executar uma única função, <text:span text:style-name="T1">o mesmo não pode fazer dois serviços diferentes.</text:span> Um serviço sempre começa e termina no mesmo dia e leva o dia inteiro, todo cliente possui um pedido no mínimo e só pode possuir, no máximo, um pedido para cada tipo de serviço por dia. <text:bookmark-end text:name="__DdeLink__26_1852655090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8:43:06.696319680</meta:creation-date>
    <dc:date>2017-06-24T20:52:18.053898116</dc:date>
    <meta:editing-duration>PT8H44M55S</meta:editing-duration>
    <meta:editing-cycles>5</meta:editing-cycles>
    <meta:generator>LibreOffice/5.3.3.2$Linux_X86_64 LibreOffice_project/30m0$Build-2</meta:generator>
    <meta:document-statistic meta:table-count="0" meta:image-count="0" meta:object-count="0" meta:page-count="1" meta:paragraph-count="4" meta:word-count="137" meta:character-count="807" meta:non-whitespace-character-count="673"/>
  </office:meta>
</office:document-meta>
</file>